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Normalización en FNBC del esquema</text:span></text:p>
      <text:p text:style-name="Standard"><text:tab/>Mostramos, en cada iteración, la descomposición que vamos obteniendo y la dependencia funcional “testigo” de una violación de FNBC.</text:p>
      <text:p text:style-name="Standard"><text:s/><text:tab/>Sea el equema universal R = (Encuestado.Profesion, Participacion_Comunitaria.Administracion, Comunidad.Nombre, Vivienda.Forma_tenencia, Participacion_Comunitaria.Constitucion, Jefe_de_Grupo_Familiar.Telefono.Celular, Participacion_Comunitaria.Sabe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Servicios.Aguas_servidas, Encuestado.Edad, Participacion_Comunitaria.Familia, Encuestado.Ingreso_mensual, Situacion_Laboral.Ticket, Planilla.Numero, Servicios.Aguas_blancas, Planilla.Fecha, Vivienda.Techo, Situacion_comunidad.Ventajas, Servicios.Servicios_comunales, Participacion_Comunitaria.Misiones, Jefe_de_Grupo_Familiar.E-mail, Situacion_de_Exclusion.Tercera_edad, Vivienda.Plagas, Jefe_de_Grupo_Familiar.Fecha_de_nacimiento, Jefe_de_Grupo_Familiar.Dedicacion_actual, Servicios.Medios, Situacion_Laboral.Comercio_en_casa, Situacion_de_Exclusion.Indigentes, Salud.Historia_familiar, Situacion_Laboral.Ingreso_familiar, Vivienda.Tipo, Parroquia.Nombre, Vivienda.OCV, Jefe_de_Grupo_Familiar.Telefono.Habitacion, Salud.Ayuda_especial, Sector.CP, Vivienda.Enseres, Encuestado.Nombre_y_apellido, Situacion_Laboral.Cta_banco, Servicios.Transporte, Vivienda.Cond_salubridad, Servicios.Telefonia, Situacion_Laboral.Tarjeta, Comunidad.Direccion.Nro, Situacion_de_Exclusion.Niños_calle, Participacion_Comunitaria.Org_Comunitarias, Jefe_de_Grupo_Familiar.¿Trabaja_actualmente?, Estado.Nombre, Participacion_Comunitaria.Área, Participacion_Comunitaria.Propia, Comunidad.Direccion.Calle, Situacion_Laboral.Trabajo, Servicios.Electricidad, Situacion_de_Exclusion.Discapacitados, Encuestado.Sexo).</text:p>
      <text:p text:style-name="Standard"><text:tab/>Aplicamos el algoritmo de normalización:</text:p>
      <text:p text:style-name="Standard"/>
      <text:p text:style-name="Standard">1)<text:tab/>* El esquema R no respeta FNBC. Dependencia funcional testigo de la violación: Participacion_Comunitaria.Constitucion --&gt; Participacion_Comunitaria.Sabe</text:p>
      <text:p text:style-name="Standard"><text:tab/>* Descomposición obtenida:</text:p>
      <text:p text:style-name="Standard"><text:tab/><text:tab/>R1 = (Encuestado.Profesion, Participacion_Comunitaria.Administracion, Comunidad.Nombre, Encuestado.Sexo, Vivienda.OCV, Vivienda.Forma_tenencia, Participacion_Comunitaria.Constitucion, Vivienda.Enseres, Jefe_de_Grupo_Familiar.Telefono.Celular, Jefe_de_Grupo_Familiar.Forma_de_cobro, Servicios.Recoleccion_basura, Participacion_Comunitaria.Apoya, Jefe_de_Grupo_Familiar.Telefono.Oficina, Jefe_de_Grupo_Familiar.Fecha_de_nacimiento, Vivienda.Paredes, Jefe_de_Grupo_Familiar.Dedicacion_actual, Vivienda.Mascotas, Situacion_de_Exclusion.Enfermedades_terminales, Situacion_comunidad.Desventajas, Vivienda.Terreno_propio, Encuestado.No_C.I., Encuestado.Instruccion, Encuestado.Edad, Encuestado.Ingreso_mensual, Situacion_Laboral.Ticket, Planilla.Numero, Situacion_Laboral.Tarjeta, Servicios.Aguas_blancas, Planilla.Fecha, Servicios.Aguas_servidas, Comunidad.Direccion.Calle, Servicios.Servicios_comunales, Jefe_de_Grupo_Familiar.E-mail, Situacion_de_Exclusion.Tercera_edad, Vivienda.Plagas, Servicios.Gas, Municipio.Nombre, Servicios.Medios, Situacion_Laboral.Comercio_en_casa, Situacion_de_Exclusion.Indigentes, Participacion_Comunitaria.Misiones, Situacion_Laboral.Cta_banco, Vivienda.Tipo, Salud.Historia_familiar, Jefe_de_Grupo_Familiar.Telefono.Habitacion, Salud.Ayuda_especial, Sector.CP, Participacion_Comunitaria.Familia, Encuestado.Nombre_y_apellido, Situacion_Laboral.Ingreso_familiar, Servicios.Transporte, Vivienda.Cond_salubridad, Servicios.Telefonia, Parroquia.Nombre, Comunidad.Direccion.Nro, Servicios.Electricidad, <text:soft-page-break/>Participacion_Comunitaria.Org_Comunitarias, Jefe_de_Grupo_Familiar.¿Trabaja_actualmente?, Estado.Nombre, Participacion_Comunitaria.Área, Participacion_Comunitaria.Propia, Situacion_comunidad.Ventajas, Situacion_Laboral.Trabajo, Situacion_de_Exclusion.Niños_calle, Situacion_de_Exclusion.Discapacitados, Vivienda.Techo])</text:p>
      <text:p text:style-name="Standard"><text:s/><text:tab/><text:tab/></text:p>
      <text:p text:style-name="Standard"><text:tab/><text:tab/>R2 = (Participacion_Comunitaria.Sabe, Participacion_Comunitaria.Constitucion)</text:p>
      <text:p text:style-name="Standard"/>
      <text:p text:style-name="Standard">2) <text:tab/>* El esquema R1 no respeta FNBC. Dependencia funcional testigo de la violación: <text:tab/><text:tab/><text:tab/>Comunidad.Nombre --&gt; Sector.CP</text:p>
      <text:p text:style-name="Standard"><text:tab/>* Descomposición obtenida:</text:p>
      <text:p text:style-name="Standard"><text:tab/><text:tab/>R1.1 = (Encuestado.Profesion, Participacion_Comunitaria.Administracion, Comunidad.Nombre, Vivienda.Forma_tenencia, Participacion_Comunitaria.Constitucion, Jefe_de_Grupo_Familiar.Telefono.Celular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Encuestado.Edad, Participacion_Comunitaria.Familia, Encuestado.Ingreso_mensual, Situacion_Laboral.Ticket, Planilla.Numero, Servicios.Aguas_blancas, Planilla.Fecha, Servicios.Aguas_servidas, Situacion_comunidad.Ventajas, Servicios.Servicios_comunales, Jefe_de_Grupo_Familiar.E-mail, Vivienda.Techo, Situacion_de_Exclusion.Tercera_edad, Vivienda.Plagas, Jefe_de_Grupo_Familiar.Fecha_de_nacimiento, Jefe_de_Grupo_Familiar.Dedicacion_actual, Servicios.Medios, Situacion_Laboral.Comercio_en_casa, Situacion_de_Exclusion.Indigentes, Participacion_Comunitaria.Misiones, Situacion_Laboral.Ingreso_familiar, Situacion_Laboral.Tarjeta, Vivienda.OCV, Jefe_de_Grupo_Familiar.Telefono.Habitacion, Salud.Ayuda_especial, Salud.Historia_familiar, Vivienda.Enseres, Encuestado.Nombre_y_apellido, Situacion_Laboral.Cta_banco, Servicios.Transporte, Vivienda.Cond_salubridad, Servicios.Telefonia, Vivienda.Tipo, Comunidad.Direccion.Nro, Situacion_de_Exclusion.Niños_calle, Participacion_Comunitaria.Org_Comunitarias, Jefe_de_Grupo_Familiar.¿Trabaja_actualmente?, Estado.Nombre, Participacion_Comunitaria.Área, Participacion_Comunitaria.Propia, Comunidad.Direccion.Calle, Situacion_Laboral.Trabajo, Servicios.Electricidad, Situacion_de_Exclusion.Discapacitados, Parroquia.Nombre, Encuestado.Sexo) <text:tab/><text:tab/><text:tab/><text:tab/><text:tab/></text:p>
      <text:p text:style-name="Standard"><text:tab/><text:tab/></text:p>
      <text:p text:style-name="Standard"><text:tab/><text:tab/>R1.2 = (Comunidad.Nombre, Sector.CP)</text:p>
      <text:p text:style-name="Standard"><text:tab/><text:tab/></text:p>
      <text:p text:style-name="Standard"><text:tab/><text:tab/>R2 = (Participacion_Comunitaria.Sabe, Participacion_Comunitaria.Constitucion)</text:p>
      <text:p text:style-name="Standard"/>
      <text:p text:style-name="Standard">3)<text:tab/>* El esquema R1.1 no respeta FNBC. Dependencia funcional testigo de la violación: <text:tab/><text:tab/><text:tab/>(Situacion_Laboral.Tarjeta --&gt; Situacion_Laboral.Cta_banco) <text:tab/><text:tab/></text:p>
      <text:p text:style-name="Standard"><text:tab/>* Descomposición obtenida:</text:p>
      <text:p text:style-name="Standard"><text:tab/><text:tab/>R1.1.1 = (Encuestado.Profesion, Participacion_Comunitaria.Administracion, Comunidad.Nombre, Encuestado.Sexo, Vivienda.Forma_tenencia, Participacion_Comunitaria.Constitucion, Vivienda.Enseres, Jefe_de_Grupo_Familiar.Telefono.Celular, Jefe_de_Grupo_Familiar.Forma_de_cobro, Servicios.Recoleccion_basura, Participacion_Comunitaria.Apoya, Jefe_de_Grupo_Familiar.Telefono.Oficina, Jefe_de_Grupo_Familiar.Fecha_de_nacimiento, Vivienda.Paredes, Jefe_de_Grupo_Familiar.Dedicacion_actual, Vivienda.Mascotas, Situacion_de_Exclusion.Enfermedades_terminales, Situacion_comunidad.Desventajas, Vivienda.Terreno_propio, Encuestado.No_C.I., Encuestado.Instruccion, Encuestado.Edad, Encuestado.Ingreso_mensual, Situacion_Laboral.Ticket, Planilla.Numero, <text:soft-page-break/>Servicios.Aguas_blancas, Planilla.Fecha, Servicios.Aguas_servidas, Comunidad.Direccion.Calle, Servicios.Servicios_comunales, Jefe_de_Grupo_Familiar.E-mail, Situacion_de_Exclusion.Tercera_edad, Vivienda.Plagas, Servicios.Gas, Municipio.Nombre, Servicios.Medios, Situacion_Laboral.Comercio_en_casa, Situacion_de_Exclusion.Indigentes, Participacion_Comunitaria.Misiones, Situacion_Laboral.Tarjeta, Vivienda.OCV, Jefe_de_Grupo_Familiar.Telefono.Habitacion, Salud.Ayuda_especial, Salud.Historia_familiar, Participacion_Comunitaria.Familia, Encuestado.Nombre_y_apellido, Situacion_Laboral.Ingreso_familiar, Servicios.Transporte, Vivienda.Cond_salubridad, Servicios.Telefonia, Vivienda.Tipo, Comunidad.Direccion.Nro, Servicios.Electricidad, Participacion_Comunitaria.Org_Comunitarias, Jefe_de_Grupo_Familiar.¿Trabaja_actualmente?, Estado.Nombre, Participacion_Comunitaria.Área, Participacion_Comunitaria.Propia, Situacion_comunidad.Ventajas, Situacion_Laboral.Trabajo, Situacion_de_Exclusion.Niños_calle, Situacion_de_Exclusion.Discapacitados, Parroquia.Nombre, Vivienda.Techo)</text:p>
      <text:p text:style-name="Standard"><text:tab/><text:tab/><text:tab/></text:p>
      <text:p text:style-name="Standard"><text:tab/><text:tab/>R1.1.2 = (Situacion_Laboral.Tarjeta, Situacion_Laboral.Cta_banco)</text:p>
      <text:p text:style-name="Standard"><text:tab/><text:tab/><text:tab/></text:p>
      <text:p text:style-name="Standard"><text:tab/><text:tab/>R1.2 = (Comunidad.Nombre, Sector.CP)</text:p>
      <text:p text:style-name="Standard"><text:tab/><text:tab/><text:tab/></text:p>
      <text:p text:style-name="Standard"><text:tab/><text:tab/>R2 = (Participacion_Comunitaria.Sabe, Participacion_Comunitaria.Constitucion) </text:p>
      <text:p text:style-name="Standard"/>
      <text:p text:style-name="Standard">4)<text:tab/>* El esquema R1.1.1 no respeta FNBC. Dependencia funcional testigo de la violación: <text:tab/><text:tab/><text:tab/>Municipio.Nombre --&gt; Estado.Nombre</text:p>
      <text:p text:style-name="Standard"><text:tab/>* Descomposición obtenida:<text:tab/></text:p>
      <text:p text:style-name="Standard"><text:tab/><text:tab/>R1.1.1.1 = (Encuestado.Profesion, Participacion_Comunitaria.Administracion, Comunidad.Nombre, Vivienda.Forma_tenencia, Participacion_Comunitaria.Constitucion, Jefe_de_Grupo_Familiar.Telefono.Celular, Jefe_de_Grupo_Familiar.Forma_de_cobro, Servicios.Recoleccion_basura, Participacion_Comunitaria.Apoya, Jefe_de_Grupo_Familiar.Telefono.Oficina, Servicios.Gas, Vivienda.Paredes, Municipio.Nombre, Vivienda.Mascotas, Situacion_de_Exclusion.Enfermedades_terminales, Situacion_comunidad.Desventajas, Vivienda.Terreno_propio, Encuestado.No_C.I., Encuestado.Instruccion, Encuestado.Edad, Participacion_Comunitaria.Familia, Encuestado.Ingreso_mensual, Situacion_Laboral.Ticket, Planilla.Numero, Servicios.Aguas_blancas, Planilla.Fecha, Servicios.Aguas_servidas, Situacion_comunidad.Ventajas, Servicios.Servicios_comunales, Jefe_de_Grupo_Familiar.E-mail, Vivienda.Techo, Situacion_de_Exclusion.Tercera_edad, Vivienda.Plagas, Jefe_de_Grupo_Familiar.Fecha_de_nacimiento, Jefe_de_Grupo_Familiar.Dedicacion_actual, Servicios.Medios, Situacion_Laboral.Comercio_en_casa, Situacion_de_Exclusion.Indigentes, Participacion_Comunitaria.Misiones, Situacion_Laboral.Tarjeta, Vivienda.OCV, Jefe_de_Grupo_Familiar.Telefono.Habitacion, Salud.Ayuda_especial, Salud.Historia_familiar, Vivienda.Enseres, Encuestado.Nombre_y_apellido, Situacion_Laboral.Ingreso_familiar, Servicios.Transporte, Vivienda.Cond_salubridad, Servicios.Telefonia, Vivienda.Tipo, Comunidad.Direccion.Nro, Situacion_de_Exclusion.Niños_calle, Participacion_Comunitaria.Org_Comunitarias, Jefe_de_Grupo_Familiar.¿Trabaja_actualmente?, Participacion_Comunitaria.Área, Participacion_Comunitaria.Propia, Comunidad.Direccion.Calle, Situacion_Laboral.Trabajo, Servicios.Electricidad, Situacion_de_Exclusion.Discapacitados, Parroquia.Nombre, Encuestado.Sexo)</text:p>
      <text:p text:style-name="Standard"><text:tab/><text:tab/></text:p>
      <text:p text:style-name="Standard"><text:tab/><text:tab/>R1.1.1.2 = (Estado.Nombre, Municipio.Nombre)</text:p>
      <text:p text:style-name="Standard"><text:tab/><text:tab/></text:p>
      <text:p text:style-name="Standard"><text:tab/><text:tab/>R1.1.2 = (Situacion_Laboral.Tarjeta, Situacion_Laboral.Cta_banco)</text:p>
      <text:p text:style-name="Standard"><text:tab/><text:tab/></text:p>
      <text:p text:style-name="Standard"><text:tab/><text:tab/>R1.2 = (Comunidad.Nombre, Sector.CP)</text:p>
      <text:p text:style-name="Standard"><text:soft-page-break/><text:tab/><text:tab/></text:p>
      <text:p text:style-name="Standard"><text:tab/><text:tab/>R2 = (Participacion_Comunitaria.Sabe, Participacion_Comunitaria.Constitucion)</text:p>
      <text:p text:style-name="Standard">5) La descomposición respeta FNB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llku</meta:initial-creator>
    <meta:creation-date>2009-10-18T23:18:11</meta:creation-date>
    <dc:creator>mallku</dc:creator>
    <dc:date>2009-10-19T02:05:22</dc:date>
    <meta:editing-cycles>68</meta:editing-cycles>
    <meta:editing-duration>PT2H47M1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4" meta:paragraph-count="37" meta:word-count="877" meta:character-count="10731"/>
  </office:meta>
</office:document-meta>
</file>